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f444d" officeooo:paragraph-rsid="001f444d"/>
    </style:style>
    <style:style style:name="P2" style:family="paragraph" style:parent-style-name="Standard">
      <style:text-properties officeooo:rsid="001f444d" officeooo:paragraph-rsid="0020870e"/>
    </style:style>
    <style:style style:name="P3" style:family="paragraph" style:parent-style-name="Standard">
      <style:text-properties officeooo:rsid="0020870e" officeooo:paragraph-rsid="0020870e"/>
    </style:style>
    <style:style style:name="P4" style:family="paragraph" style:parent-style-name="Standard" style:list-style-name="L1">
      <style:text-properties officeooo:rsid="001f444d" officeooo:paragraph-rsid="0020870e"/>
    </style:style>
    <style:style style:name="P5" style:family="paragraph" style:parent-style-name="Standard" style:list-style-name="L1">
      <style:text-properties officeooo:rsid="001f444d" officeooo:paragraph-rsid="001f444d"/>
    </style:style>
    <style:style style:name="P6" style:family="paragraph" style:parent-style-name="Standard" style:list-style-name="L2">
      <style:text-properties officeooo:rsid="001f444d" officeooo:paragraph-rsid="0020870e"/>
    </style:style>
    <style:style style:name="P7" style:family="paragraph" style:parent-style-name="Standard" style:list-style-name="L2">
      <style:text-properties officeooo:rsid="001f444d" officeooo:paragraph-rsid="001f444d"/>
    </style:style>
    <style:style style:name="P8" style:family="paragraph" style:parent-style-name="Standard" style:list-style-name="L2">
      <style:text-properties officeooo:rsid="0020870e" officeooo:paragraph-rsid="0020870e"/>
    </style:style>
    <style:style style:name="P9" style:family="paragraph" style:parent-style-name="Standard" style:list-style-name="L3">
      <style:text-properties officeooo:rsid="0020870e" officeooo:paragraph-rsid="0020870e"/>
    </style:style>
    <style:style style:name="P10" style:family="paragraph" style:parent-style-name="Standard">
      <style:text-properties officeooo:rsid="0020cdd8" officeooo:paragraph-rsid="0020cdd8"/>
    </style:style>
    <style:style style:name="P11" style:family="paragraph" style:parent-style-name="Standard" style:list-style-name="L4">
      <style:text-properties officeooo:rsid="0020cdd8" officeooo:paragraph-rsid="0020cdd8"/>
    </style:style>
    <style:style style:name="P12" style:family="paragraph" style:parent-style-name="Standard" style:list-style-name="L5">
      <style:text-properties officeooo:rsid="0020cdd8" officeooo:paragraph-rsid="0020cdd8"/>
    </style:style>
    <style:style style:name="P13" style:family="paragraph" style:parent-style-name="Standard" style:list-style-name="L8">
      <style:text-properties officeooo:rsid="0020cdd8" officeooo:paragraph-rsid="0020cdd8"/>
    </style:style>
    <style:style style:name="P14" style:family="paragraph" style:parent-style-name="Standard" style:list-style-name="L9">
      <style:text-properties officeooo:rsid="0020cdd8" officeooo:paragraph-rsid="0020cdd8"/>
    </style:style>
    <style:style style:name="P15" style:family="paragraph" style:parent-style-name="Standard" style:list-style-name="L8">
      <style:text-properties officeooo:paragraph-rsid="0020cdd8"/>
    </style:style>
    <style:style style:name="P16" style:family="paragraph" style:parent-style-name="Standard" style:list-style-name="L8">
      <style:text-properties officeooo:rsid="0021ff71" officeooo:paragraph-rsid="0021ff71"/>
    </style:style>
    <style:style style:name="P17" style:family="paragraph" style:parent-style-name="Standard" style:list-style-name="L9">
      <style:text-properties officeooo:rsid="0021ff71" officeooo:paragraph-rsid="0021ff71"/>
    </style:style>
    <style:style style:name="P18" style:family="paragraph" style:parent-style-name="Standard">
      <style:paragraph-properties fo:padding="0.0291in" fo:border-left="none" fo:border-right="none" fo:border-top="none" fo:border-bottom="0.06pt solid #000000" style:join-border="false"/>
      <style:text-properties officeooo:rsid="0020870e" officeooo:paragraph-rsid="0020870e"/>
    </style:style>
    <style:style style:name="T1" style:family="text">
      <style:text-properties officeooo:rsid="0020870e"/>
    </style:style>
    <style:style style:name="T2" style:family="text">
      <style:text-properties officeooo:rsid="0020cdd8"/>
    </style:style>
    <style:style style:name="T3" style:family="text">
      <style:text-properties officeooo:rsid="0021ff7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Straßenbahnfahrplan</text:p>
      <text:p text:style-name="P1"/>
      <text:p text:style-name="P2">Gegeben:</text:p>
      <text:list xml:id="list3418891867222064439" text:style-name="L1">
        <text:list-item>
          <text:p text:style-name="P4">Straßenbahnen (mit unterschiedlicher Länge und Kapazität)</text:p>
        </text:list-item>
        <text:list-item>
          <text:p text:style-name="P5">Ein-Ausstiege an einzelnen Haltestellen (abh. von Linie und Richtung <text:span text:style-name="T1">und Tageszeit</text:span>)</text:p>
        </text:list-item>
        <text:list-item>
          <text:p text:style-name="P4">Linien</text:p>
        </text:list-item>
        <text:list-item>
          <text:p text:style-name="P4">Größe der Haltestellen (Länge und Redundanzen)</text:p>
        </text:list-item>
      </text:list>
      <text:p text:style-name="P1"/>
      <text:p text:style-name="P1"/>
      <text:p text:style-name="P1">Gesucht: Optimaler Fahrplan</text:p>
      <text:p text:style-name="P1"/>
      <text:p text:style-name="P2">Constrains <text:span text:style-name="T1">bzw. zu Optimieren</text:span>:</text:p>
      <text:list xml:id="list5755081170375562492" text:style-name="L2">
        <text:list-item>
          <text:p text:style-name="P6">Wartezeit an Umsteigepunkten</text:p>
        </text:list-item>
        <text:list-item>
          <text:p text:style-name="P7">Wartezeit auf die Straßenbahn selbst</text:p>
        </text:list-item>
        <text:list-item>
          <text:p text:style-name="P6">Kein zu kurzen Takt</text:p>
        </text:list-item>
        <text:list-item>
          <text:p text:style-name="P8">Anzahl der Straßenbahnen in Nebenverkehrszeiten</text:p>
        </text:list-item>
      </text:list>
      <text:p text:style-name="P2"/>
      <text:p text:style-name="P3">Zusätzliche Aufgaben</text:p>
      <text:list xml:id="list162108972152643982" text:style-name="L3">
        <text:list-item>
          <text:p text:style-name="P9">Beispiele</text:p>
        </text:list-item>
        <text:list-item>
          <text:p text:style-name="P9">Echte Situationen importieren? (Daten sammeln; einbauen falls wir später Zeit haben)</text:p>
        </text:list-item>
      </text:list>
      <text:p text:style-name="P18"/>
      <text:p text:style-name="P10"/>
      <text:p text:style-name="P10">Modell/<text:span text:style-name="T3">Beispieldaten</text:span>:</text:p>
      <text:list xml:id="list3282747855526848062" text:style-name="L4">
        <text:list-item>
          <text:p text:style-name="P11">Größe und Anzahl einzelner Bahntypen</text:p>
        </text:list-item>
        <text:list-item>
          <text:p text:style-name="P11">Haltestellen</text:p>
        </text:list-item>
        <text:list-item>
          <text:p text:style-name="P11">Fahrzeiten zwischen Haltestellen</text:p>
        </text:list-item>
        <text:list-item>
          <text:p text:style-name="P11">Linien als Verbindungen zwischen den Haltestellen</text:p>
        </text:list-item>
        <text:list-item>
          <text:p text:style-name="P11">Passagierdurchfluss pro Stunde für verschiedene Szenarien (morgens, mittags, abends, + Wochenende) (Events als erhöhter Durchfluss)</text:p>
        </text:list-item>
      </text:list>
      <text:p text:style-name="P10"/>
      <text:p text:style-name="P10">Programm</text:p>
      <text:list xml:id="list6985897307374015154" text:style-name="L8">
        <text:list-item>
          <text:p text:style-name="P13">Parameter: Anzahl Bahnen, Durchfluss</text:p>
        </text:list-item>
        <text:list-item>
          <text:p text:style-name="P15"><text:span text:style-name="T2">Ergebnis: Optimierte An- und Abfahrtszeiten für die einzelnen Haltestellen</text:span></text:p>
        </text:list-item>
        <text:list-item>
          <text:p text:style-name="P16">Ausführlich: Der Fahrplan gibt die Abfahrtszeiten für jede Haltestelle an, die Angaben sind dabei stündlich gleich. Der gesamte Fahrplan ist für jeden Tag in drei Zeiträume partitioniert, innerhalb derer die Abfahrtszeiten gleich sind. Das Programm soll den Plan anhand der verfügbaren Bahnen und dem auftretenden Passagierfluss optimal bestimmen. Erste Priorität hat die Kundenzufriedenheit, es soll nicht zu übermäßig langen Wartezeiten kommen. Wenn möglich, soll auch eine wirtschaftliche Optimierung stattfinden. Die Anzahl der verfügbaren Bahnen begrenzt den Fahrplan jedoch zwingend.</text:p>
        </text:list-item>
      </text:list>
      <text:p text:style-name="P10"/>
      <text:p text:style-name="P10">Details:</text:p>
      <text:list xml:id="list7684154255631284688" text:style-name="L5">
        <text:list-item>
          <text:p text:style-name="P12">Abfahrtszeiten pro Stunde für Haltestellen festlegen (zb jede Stunde um 5, 20, 35, 50)</text:p>
        </text:list-item>
        <text:list-item>
          <text:p text:style-name="P12">mehrere Bahnen gleichzeitig auf Strecke, Wartezeit an Endhaltestellen falls Gesamtstreckenzeit nicht aufgeht → Betrachtung der Periode von fahrenden Bahnen</text:p>
        </text:list-item>
        <text:list-item>
          <text:p text:style-name="P12">Optimierung der Wartezeiten an Haltestellen, keine zu lange Pausen zum Umsteigen (verschiedene Linien an gleicher Haltestelle)</text:p>
        </text:list-item>
        <text:list-item>
          <text:p text:style-name="P12">Vermeiden von „Konflikten“ → zwei Linien gleichzeitig an einer Haltestelle</text:p>
        </text:list-item>
        <text:list-item>
          <text:p text:style-name="P12">jede Bahn hat Um-/Ein-/Aussteigezeit an jeder Haltestelle</text:p>
        </text:list-item>
      </text:list>
      <text:p text:style-name="P10"/>
      <text:p text:style-name="P10"><text:soft-page-break/>Weitere Punkte/<text:span text:style-name="T3">Ideen/optional</text:span>:</text:p>
      <text:list xml:id="list2794799346033696941" text:style-name="L9">
        <text:list-item>
          <text:p text:style-name="P14">Weitere Optimierung darauf möglichst wenig Bahnen einsetzen zu müssen</text:p>
        </text:list-item>
        <text:list-item>
          <text:p text:style-name="P17">Bahnen anhand der Größe an passende Linien zuteilen</text:p>
        </text:list-item>
        <text:list-item>
          <text:p text:style-name="P17">Kombinierbarkeit der einzelnen Zeiträume</text:p>
        </text:list-item>
        <text:list-item>
          <text:p text:style-name="P17">Echte Daten (Netze, eventuell Fahrgastanzah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1:56:53.700588789</meta:creation-date>
    <dc:date>2018-01-05T17:10:22.812345341</dc:date>
    <meta:editing-duration>PT26M58S</meta:editing-duration>
    <meta:editing-cycles>3</meta:editing-cycles>
    <meta:generator>LibreOffice/5.0.3.2$Linux_x86 LibreOffice_project/00m0$Build-2</meta:generator>
    <dc:creator>Alexander </dc:creator>
    <meta:document-statistic meta:table-count="0" meta:image-count="0" meta:object-count="0" meta:page-count="2" meta:paragraph-count="36" meta:word-count="311" meta:character-count="2283" meta:non-whitespace-character-count="2035"/>
  </office:meta>
</office:document-meta>
</file>